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bea1"/>
    </style:style>
    <style:style style:name="P2" style:family="paragraph" style:parent-style-name="Standard">
      <style:text-properties officeooo:paragraph-rsid="000f6735"/>
    </style:style>
    <style:style style:name="T1" style:family="text">
      <style:text-properties officeooo:rsid="000ca7bb"/>
    </style:style>
    <style:style style:name="T2" style:family="text">
      <style:text-properties officeooo:rsid="000dbe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Employee (</text:p>
      <text:p text:style-name="Standard"><text:s text:c="4"/>Fname VARCHAR(50),</text:p>
      <text:p text:style-name="Standard"><text:s text:c="4"/>Mname VARCHAR(50),</text:p>
      <text:p text:style-name="Standard"><text:s text:c="4"/>Lname VARCHAR(50) NOT NULL,</text:p>
      <text:p text:style-name="Standard"><text:s text:c="4"/>Ssn CHAR(9) NOT NULL PRIMARY KEY,</text:p>
      <text:p text:style-name="Standard"><text:s text:c="4"/>Bdate DATE,</text:p>
      <text:p text:style-name="Standard"><text:s text:c="4"/>Address VARCHAR(255),</text:p>
      <text:p text:style-name="Standard"><text:s text:c="4"/>Gender CHAR(1),</text:p>
      <text:p text:style-name="Standard"><text:s text:c="4"/>Salary DECIMAL(10, 2),</text:p>
      <text:p text:style-name="Standard"><text:s text:c="4"/>Super_Ssn CHAR(9),</text:p>
      <text:p text:style-name="Standard"><text:s text:c="6"/>Dept_num INT NOT NULL</text:p>
      <text:p text:style-name="Standard"><text:s text:c="6"/>);</text:p>
      <text:p text:style-name="Standard"/>
      <text:p text:style-name="Standard">-- 2. Department Table</text:p>
      <text:p text:style-name="Standard">CREATE TABLE Department_<text:span text:style-name="T1">new</text:span> (</text:p>
      <text:p text:style-name="Standard"><text:s text:c="4"/>Dept_num INT PRIMARY KEY,</text:p>
      <text:p text:style-name="Standard"><text:s text:c="4"/>Dept_name VARCHAR(100) UNIQUE NOT NULL,</text:p>
      <text:p text:style-name="Standard"><text:s text:c="4"/>Mgr_Ssn CHAR(9),</text:p>
      <text:p text:style-name="Standard"><text:s text:c="4"/>Mgr_startdate DATE,</text:p>
      <text:p text:style-name="Standard"><text:s text:c="4"/>FOREIGN KEY (Mgr_Ssn) REFERENCES Employee(Ssn)</text:p>
      <text:p text:style-name="Standard">);</text:p>
      <text:p text:style-name="Standard"/>
      <text:p text:style-name="Standard">-- 3. Department_Locations Table</text:p>
      <text:p text:style-name="Standard">CREATE TABLE Department_Locations (</text:p>
      <text:p text:style-name="Standard"><text:s text:c="4"/>Dept_num INT,</text:p>
      <text:p text:style-name="Standard"><text:s text:c="4"/>Location VARCHAR(255),</text:p>
      <text:p text:style-name="Standard"><text:s text:c="4"/>PRIMARY KEY (Dept_num, Location),</text:p>
      <text:p text:style-name="Standard"><text:s text:c="4"/>FOREIGN KEY (Dept_num) REFERENCES Department_<text:span text:style-name="T1">new</text:span>(Dept_num)</text:p>
      <text:p text:style-name="Standard">);</text:p>
      <text:p text:style-name="Standard"/>
      <text:p text:style-name="Standard">-- 4. Project Table</text:p>
      <text:p text:style-name="Standard">CREATE TABLE Project (</text:p>
      <text:p text:style-name="Standard"><text:s text:c="4"/>Proj_num INT PRIMARY KEY,</text:p>
      <text:p text:style-name="Standard"><text:s text:c="4"/>Proj_name VARCHAR(100),</text:p>
      <text:p text:style-name="Standard"><text:s text:c="4"/>Proj_location VARCHAR(255),</text:p>
      <text:p text:style-name="Standard"><text:s text:c="4"/>Dept_num INT,</text:p>
      <text:p text:style-name="Standard"><text:s text:c="4"/>FOREIGN KEY (Dept_num) REFERENCES Department_<text:span text:style-name="T1">new</text:span>(Dept_num)</text:p>
      <text:p text:style-name="Standard">);</text:p>
      <text:p text:style-name="Standard"/>
      <text:p text:style-name="Standard">-- 5. Employee_Project Table</text:p>
      <text:p text:style-name="Standard">CREATE TABLE Employee_Project (</text:p>
      <text:p text:style-name="Standard"><text:s text:c="4"/>Ssn CHAR(9),</text:p>
      <text:p text:style-name="Standard"><text:s text:c="4"/>Proj_num INT,</text:p>
      <text:p text:style-name="Standard"><text:s text:c="4"/>Hours DECIMAL(5, 2),</text:p>
      <text:p text:style-name="Standard"><text:s text:c="4"/>PRIMARY KEY (Ssn, Proj_num),</text:p>
      <text:p text:style-name="Standard"><text:s text:c="4"/>FOREIGN KEY (Ssn) REFERENCES Employee(Ssn),</text:p>
      <text:p text:style-name="Standard"><text:s text:c="4"/>FOREIGN KEY (Proj_num) REFERENCES Project(Proj_num)</text:p>
      <text:p text:style-name="Standard">);</text:p>
      <text:p text:style-name="Standard"/>
      <text:p text:style-name="Standard">-- 6. Dependent Table</text:p>
      <text:p text:style-name="Standard">CREATE TABLE Dependent (</text:p>
      <text:p text:style-name="Standard"><text:s text:c="4"/>Ssn CHAR(9),</text:p>
      <text:p text:style-name="Standard"><text:soft-page-break/><text:s text:c="4"/>Dept_name VARCHAR(100),</text:p>
      <text:p text:style-name="Standard"><text:s text:c="4"/>Gender CHAR(1),</text:p>
      <text:p text:style-name="Standard"><text:s text:c="4"/>Bdate DATE,</text:p>
      <text:p text:style-name="Standard"><text:s text:c="4"/>Relationship VARCHAR(50),</text:p>
      <text:p text:style-name="Standard"><text:s text:c="4"/>FOREIGN KEY (Ssn) REFERENCES Employee(Ssn)</text:p>
      <text:p text:style-name="P1">);</text:p>
      <text:p text:style-name="P2">alter table employee add hobbies varchar(255);</text:p>
      <text:p text:style-name="P2">alter table employee add hobbies varchar(255);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5T14:59:55.687006747</meta:creation-date>
    <dc:date>2025-03-25T16:01:46.599127862</dc:date>
    <meta:editing-duration>PT1M10S</meta:editing-duration>
    <meta:editing-cycles>1</meta:editing-cycles>
    <meta:document-statistic meta:table-count="0" meta:image-count="0" meta:object-count="0" meta:page-count="2" meta:paragraph-count="55" meta:word-count="173" meta:character-count="1458" meta:non-whitespace-character-count="1188"/>
    <meta:generator>LibreOffice/6.4.7.2$Linux_X86_64 LibreOffice_project/40$Build-2</meta:generator>
  </office:meta>
</office:document-meta>
</file>